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4ec9b0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4fc1ff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dcdcaa" loext:opacity="100%" style:font-name="Consolas" fo:font-size="10.5pt" fo:font-weight="normal"/>
    </style:style>
    <style:style style:name="T19" style:family="text">
      <style:text-properties fo:color="#c586c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ResponsiveContainer</text:span> <text:span text:style-name="T3">width</text:span><text:span text:style-name="T4">=</text:span><text:span text:style-name="T5">"100%"</text:span> <text:span text:style-name="T3">height</text:span><text:span text:style-name="T4">=</text:span><text:span text:style-name="T6">{</text:span><text:span text:style-name="T7">300</text:span><text:span text:style-name="T6">}</text:span><text:span text:style-name="T1">&gt;</text:span></text:p>
      <text:p text:style-name="P2">            <text:span text:style-name="T8">&lt;</text:span><text:span text:style-name="T9">PieChart</text:span><text:span text:style-name="T10"> </text:span><text:span text:style-name="T11">margin</text:span><text:span text:style-name="T12">=</text:span><text:span text:style-name="T13">{</text:span><text:span text:style-name="T12">{ </text:span><text:span text:style-name="T11">top:</text:span><text:span text:style-name="T12"> </text:span><text:span text:style-name="T14">8</text:span><text:span text:style-name="T12">, </text:span><text:span text:style-name="T11">right:</text:span><text:span text:style-name="T12"> </text:span><text:span text:style-name="T14">16</text:span><text:span text:style-name="T12">, </text:span><text:span text:style-name="T11">bottom:</text:span><text:span text:style-name="T12"> </text:span><text:span text:style-name="T14">40</text:span><text:span text:style-name="T12">, </text:span><text:span text:style-name="T11">left:</text:span><text:span text:style-name="T12"> </text:span><text:span text:style-name="T14">16</text:span><text:span text:style-name="T12"> }</text:span><text:span text:style-name="T13">}</text:span><text:span text:style-name="T8">&gt;</text:span></text:p>
      <text:p text:style-name="P2">              <text:span text:style-name="T8">&lt;</text:span><text:span text:style-name="T9">Pie</text:span></text:p>
      <text:p text:style-name="P2">                <text:span text:style-name="T11">data</text:span><text:span text:style-name="T12">=</text:span><text:span text:style-name="T13">{</text:span><text:span text:style-name="T15">tortaIngresosEgresos</text:span><text:span text:style-name="T13">}</text:span></text:p>
      <text:p text:style-name="P2">                <text:span text:style-name="T11">dataKey</text:span><text:span text:style-name="T12">=</text:span><text:span text:style-name="T16">"value"</text:span></text:p>
      <text:p text:style-name="P2">                <text:span text:style-name="T11">nameKey</text:span><text:span text:style-name="T12">=</text:span><text:span text:style-name="T16">"name"</text:span></text:p>
      <text:p text:style-name="P2">                <text:span text:style-name="T11">cx</text:span><text:span text:style-name="T12">=</text:span><text:span text:style-name="T16">"50%"</text:span></text:p>
      <text:p text:style-name="P2">                <text:span text:style-name="T11">cy</text:span><text:span text:style-name="T12">=</text:span><text:span text:style-name="T16">"48%"</text:span></text:p>
      <text:p text:style-name="P2">                <text:span text:style-name="T11">outerRadius</text:span><text:span text:style-name="T12">=</text:span><text:span text:style-name="T13">{</text:span><text:span text:style-name="T14">90</text:span><text:span text:style-name="T13">}</text:span></text:p>
      <text:p text:style-name="P2">                <text:span text:style-name="T11">labelLine</text:span><text:span text:style-name="T12">=</text:span><text:span text:style-name="T13">{true}</text:span><text:span text:style-name="T10"> </text:span><text:span text:style-name="T17">// rayita que conecta</text:span></text:p>
      <text:p text:style-name="P2">                <text:span text:style-name="T11">label</text:span><text:span text:style-name="T12">=</text:span><text:span text:style-name="T13">{</text:span><text:span text:style-name="T12">({ </text:span><text:span text:style-name="T11">cx</text:span><text:span text:style-name="T12">, </text:span><text:span text:style-name="T11">cy</text:span><text:span text:style-name="T12">, </text:span><text:span text:style-name="T11">midAngle</text:span><text:span text:style-name="T12">, </text:span><text:span text:style-name="T11">outerRadius</text:span><text:span text:style-name="T12">, </text:span><text:span text:style-name="T11">name</text:span><text:span text:style-name="T12">, </text:span><text:span text:style-name="T11">value</text:span><text:span text:style-name="T12"> }) </text:span><text:span text:style-name="T13">=&gt;</text:span><text:span text:style-name="T12"> {</text:span></text:p>
      <text:p text:style-name="P2"><text:span text:style-name="T4">                  </text:span><text:span text:style-name="T13">const</text:span><text:span text:style-name="T12"> </text:span><text:span text:style-name="T15">RADIAN</text:span><text:span text:style-name="T12"> = </text:span><text:span text:style-name="T11">Math</text:span><text:span text:style-name="T12">.</text:span><text:span text:style-name="T15">PI</text:span><text:span text:style-name="T12"> / </text:span><text:span text:style-name="T14">180</text:span><text:span text:style-name="T12">;</text:span></text:p>
      <text:p text:style-name="P2"><text:span text:style-name="T4">                  </text:span><text:span text:style-name="T13">const</text:span><text:span text:style-name="T12"> </text:span><text:span text:style-name="T15">offset</text:span><text:span text:style-name="T12"> = </text:span><text:span text:style-name="T14">22</text:span><text:span text:style-name="T12">; </text:span><text:span text:style-name="T17">// distancia del texto hacia afuera</text:span></text:p>
      <text:p text:style-name="P2"><text:span text:style-name="T4">                  </text:span><text:span text:style-name="T13">let</text:span><text:span text:style-name="T12"> </text:span><text:span text:style-name="T11">x</text:span><text:span text:style-name="T12"> = </text:span><text:span text:style-name="T11">cx</text:span><text:span text:style-name="T12"> + (</text:span><text:span text:style-name="T11">outerRadius</text:span><text:span text:style-name="T12"> + </text:span><text:span text:style-name="T15">offset</text:span><text:span text:style-name="T12">) * </text:span><text:span text:style-name="T11">Math</text:span><text:span text:style-name="T12">.</text:span><text:span text:style-name="T18">cos</text:span><text:span text:style-name="T12">(-</text:span><text:span text:style-name="T11">midAngle</text:span><text:span text:style-name="T12"> * </text:span><text:span text:style-name="T15">RADIAN</text:span><text:span text:style-name="T12">);</text:span></text:p>
      <text:p text:style-name="P2"><text:span text:style-name="T4">                  </text:span><text:span text:style-name="T13">let</text:span><text:span text:style-name="T12"> </text:span><text:span text:style-name="T11">y</text:span><text:span text:style-name="T12"> = </text:span><text:span text:style-name="T11">cy</text:span><text:span text:style-name="T12"> + (</text:span><text:span text:style-name="T11">outerRadius</text:span><text:span text:style-name="T12"> + </text:span><text:span text:style-name="T15">offset</text:span><text:span text:style-name="T12">) * </text:span><text:span text:style-name="T11">Math</text:span><text:span text:style-name="T12">.</text:span><text:span text:style-name="T18">sin</text:span><text:span text:style-name="T12">(-</text:span><text:span text:style-name="T11">midAngle</text:span><text:span text:style-name="T12"> * </text:span><text:span text:style-name="T15">RADIAN</text:span><text:span text:style-name="T12">);</text:span></text:p>
      <text:p text:style-name="P3"/>
      <text:p text:style-name="P2"><text:span text:style-name="T4">                  </text:span><text:span text:style-name="T17">// --- AJUSTE PEQUEÑO: si la etiqueta queda debajo del centro,</text:span></text:p>
      <text:p text:style-name="P2"><text:span text:style-name="T4">                  </text:span><text:span text:style-name="T17">//     la movemos un poco hacia arriba para no pegarla a la leyenda ---</text:span></text:p>
      <text:p text:style-name="P2"><text:span text:style-name="T4">                  </text:span><text:span text:style-name="T13">const</text:span><text:span text:style-name="T12"> </text:span><text:span text:style-name="T15">distanceBelowCenter</text:span><text:span text:style-name="T12"> = </text:span><text:span text:style-name="T11">y</text:span><text:span text:style-name="T12"> - </text:span><text:span text:style-name="T11">cy</text:span><text:span text:style-name="T12">;</text:span></text:p>
      <text:p text:style-name="P2"><text:span text:style-name="T4">                  </text:span><text:span text:style-name="T19">if</text:span><text:span text:style-name="T12"> (</text:span><text:span text:style-name="T15">distanceBelowCenter</text:span><text:span text:style-name="T12"> &gt; </text:span><text:span text:style-name="T11">outerRadius</text:span><text:span text:style-name="T12"> * </text:span><text:span text:style-name="T14">0.22</text:span><text:span text:style-name="T12">) {</text:span></text:p>
      <text:p text:style-name="P2"><text:span text:style-name="T4">                    </text:span><text:span text:style-name="T11">y</text:span><text:span text:style-name="T12"> -= </text:span><text:span text:style-name="T14">12</text:span><text:span text:style-name="T12">; </text:span><text:span text:style-name="T17">// valor pequeño y seguro; aumentalo en 4-8px si querés más separación</text:span></text:p>
      <text:p text:style-name="P4">                  <text:span text:style-name="T10">}</text:span></text:p>
      <text:p text:style-name="P3"/>
      <text:p text:style-name="P2"><text:span text:style-name="T4">                  </text:span><text:span text:style-name="T19">return</text:span><text:span text:style-name="T12"> (</text:span></text:p>
      <text:p text:style-name="P2"><text:span text:style-name="T4">                    </text:span><text:span text:style-name="T8">&lt;</text:span><text:span text:style-name="T13">text</text:span></text:p>
      <text:p text:style-name="P2"><text:span text:style-name="T4">                      </text:span><text:span text:style-name="T11">x</text:span><text:span text:style-name="T12">=</text:span><text:span text:style-name="T13">{</text:span><text:span text:style-name="T11">x</text:span><text:span text:style-name="T13">}</text:span></text:p>
      <text:p text:style-name="P2"><text:span text:style-name="T4">                      </text:span><text:span text:style-name="T11">y</text:span><text:span text:style-name="T12">=</text:span><text:span text:style-name="T13">{</text:span><text:span text:style-name="T11">y</text:span><text:span text:style-name="T13">}</text:span></text:p>
      <text:p text:style-name="P2"><text:span text:style-name="T4">                      </text:span><text:span text:style-name="T11">fill</text:span><text:span text:style-name="T12">=</text:span><text:span text:style-name="T16">"#111"</text:span><text:span text:style-name="T12">                 </text:span><text:span text:style-name="T17">// texto negro</text:span></text:p>
      <text:p text:style-name="P2"><text:span text:style-name="T4">                      </text:span><text:span text:style-name="T11">textAnchor</text:span><text:span text:style-name="T12">=</text:span><text:span text:style-name="T13">{</text:span><text:span text:style-name="T11">x</text:span><text:span text:style-name="T12"> &gt; </text:span><text:span text:style-name="T11">cx</text:span><text:span text:style-name="T12"> ? </text:span><text:span text:style-name="T16">"start"</text:span><text:span text:style-name="T12"> : </text:span><text:span text:style-name="T16">"end"</text:span><text:span text:style-name="T13">}</text:span></text:p>
      <text:p text:style-name="P2"><text:span text:style-name="T4">                      </text:span><text:span text:style-name="T11">dominantBaseline</text:span><text:span text:style-name="T12">=</text:span><text:span text:style-name="T16">"central"</text:span></text:p>
      <text:p text:style-name="P2"><text:span text:style-name="T4">                      </text:span><text:span text:style-name="T11">fontSize</text:span><text:span text:style-name="T12">=</text:span><text:span text:style-name="T13">{</text:span><text:span text:style-name="T14">13</text:span><text:span text:style-name="T13">}</text:span></text:p>
      <text:p text:style-name="P2"><text:span text:style-name="T4">                    </text:span><text:span text:style-name="T8">&gt;</text:span></text:p>
      <text:p text:style-name="P2"><text:span text:style-name="T4">                      </text:span><text:span text:style-name="T8">&lt;</text:span><text:span text:style-name="T13">tspan</text:span><text:span text:style-name="T12"> </text:span><text:span text:style-name="T11">fontWeight</text:span><text:span text:style-name="T12">=</text:span><text:span text:style-name="T16">"bold"</text:span><text:span text:style-name="T8">&gt;</text:span><text:span text:style-name="T13">{</text:span><text:span text:style-name="T11">name</text:span><text:span text:style-name="T13">}</text:span><text:span text:style-name="T12">:</text:span><text:span text:style-name="T8">&lt;/</text:span><text:span text:style-name="T13">tspan</text:span><text:span text:style-name="T8">&gt;</text:span></text:p>
      <text:p text:style-name="P2"><text:span text:style-name="T4">                      </text:span><text:span text:style-name="T8">&lt;</text:span><text:span text:style-name="T13">tspan</text:span><text:span text:style-name="T12"> </text:span><text:span text:style-name="T11">dx</text:span><text:span text:style-name="T12">=</text:span><text:span text:style-name="T16">"6"</text:span><text:span text:style-name="T8">&gt;</text:span><text:span text:style-name="T12">$</text:span><text:span text:style-name="T13">{</text:span><text:span text:style-name="T11">value</text:span><text:span text:style-name="T13">}</text:span><text:span text:style-name="T8">&lt;/</text:span><text:span text:style-name="T13">tspan</text:span><text:span text:style-name="T8">&gt;</text:span></text:p>
      <text:p text:style-name="P2"><text:span text:style-name="T4">                    </text:span><text:span text:style-name="T8">&lt;/</text:span><text:span text:style-name="T13">text</text:span><text:span text:style-name="T8">&gt;</text:span></text:p>
      <text:p text:style-name="P4">                  <text:span text:style-name="T10">);</text:span></text:p>
      <text:p text:style-name="P2"><text:span text:style-name="T4">                </text:span><text:span text:style-name="T12">}</text:span><text:span text:style-name="T13">}</text:span></text:p>
      <text:p text:style-name="P2">              <text:span text:style-name="T8">&gt;</text:span></text:p>
      <text:p text:style-name="P2">                <text:span text:style-name="T13">{</text:span><text:span text:style-name="T15">tortaIngresosEgresos</text:span><text:span text:style-name="T12">.</text:span><text:span text:style-name="T18">map</text:span><text:span text:style-name="T12">((</text:span><text:span text:style-name="T11">_</text:span><text:span text:style-name="T12">, </text:span><text:span text:style-name="T11">i</text:span><text:span text:style-name="T12">) </text:span><text:span text:style-name="T13">=&gt;</text:span><text:span text:style-name="T12"> (</text:span></text:p>
      <text:p text:style-name="P2"><text:span text:style-name="T4">                  </text:span><text:span text:style-name="T8">&lt;</text:span><text:span text:style-name="T9">Cell</text:span><text:span text:style-name="T12"> </text:span><text:span text:style-name="T11">key</text:span><text:span text:style-name="T12">=</text:span><text:span text:style-name="T13">{</text:span><text:span text:style-name="T16">`cell-ie-</text:span><text:span text:style-name="T13">${</text:span><text:span text:style-name="T11">i</text:span><text:span text:style-name="T13">}</text:span><text:span text:style-name="T16">`</text:span><text:span text:style-name="T13">}</text:span><text:span text:style-name="T12"> </text:span><text:span text:style-name="T11">fill</text:span><text:span text:style-name="T12">=</text:span><text:span text:style-name="T13">{</text:span><text:span text:style-name="T15">colores</text:span><text:span text:style-name="T12">[</text:span><text:span text:style-name="T11">i</text:span><text:span text:style-name="T12"> % </text:span><text:span text:style-name="T15">colores</text:span><text:span text:style-name="T12">.</text:span><text:span text:style-name="T11">length</text:span><text:span text:style-name="T12">]</text:span><text:span text:style-name="T13">}</text:span><text:span text:style-name="T12"> </text:span><text:span text:style-name="T8">/&gt;</text:span></text:p>
      <text:p text:style-name="P2"><text:span text:style-name="T4">                </text:span><text:span text:style-name="T12">))</text:span><text:span text:style-name="T13">}</text:span></text:p>
      <text:p text:style-name="P2">              <text:span text:style-name="T8">&lt;/</text:span><text:span text:style-name="T9">Pie</text:span><text:span text:style-name="T8">&gt;</text:span></text:p>
      <text:p text:style-name="P3"/>
      <text:p text:style-name="P2">              <text:span text:style-name="T8">&lt;</text:span><text:span text:style-name="T9">Tooltip</text:span><text:span text:style-name="T10"> </text:span><text:span text:style-name="T11">formatter</text:span><text:span text:style-name="T12">=</text:span><text:span text:style-name="T13">{</text:span><text:span text:style-name="T12">(</text:span><text:span text:style-name="T11">value</text:span><text:span text:style-name="T12">, </text:span><text:span text:style-name="T11">name</text:span><text:span text:style-name="T12">) </text:span><text:span text:style-name="T13">=&gt;</text:span><text:span text:style-name="T12"> [</text:span><text:span text:style-name="T16">`$</text:span><text:span text:style-name="T13">${</text:span><text:span text:style-name="T11">value</text:span><text:span text:style-name="T13">}</text:span><text:span text:style-name="T16">`</text:span><text:span text:style-name="T12">, </text:span><text:span text:style-name="T11">name</text:span><text:span text:style-name="T12">]</text:span><text:span text:style-name="T13">}</text:span><text:span text:style-name="T10"> </text:span><text:span text:style-name="T8">/&gt;</text:span></text:p>
      <text:p text:style-name="P3"/>
      <text:p text:style-name="P2">              <text:span text:style-name="T8">&lt;</text:span><text:span text:style-name="T9">Legend</text:span></text:p>
      <text:p text:style-name="P2">                <text:span text:style-name="T11">layout</text:span><text:span text:style-name="T12">=</text:span><text:span text:style-name="T16">"horizontal"</text:span></text:p>
      <text:p text:style-name="P2">                <text:span text:style-name="T11">verticalAlign</text:span><text:span text:style-name="T12">=</text:span><text:span text:style-name="T16">"bottom"</text:span></text:p>
      <text:p text:style-name="P2">                <text:span text:style-name="T11">align</text:span><text:span text:style-name="T12">=</text:span><text:span text:style-name="T16">"center"</text:span></text:p>
      <text:p text:style-name="P2">                <text:span text:style-name="T11">iconType</text:span><text:span text:style-name="T12">=</text:span><text:span text:style-name="T16">"square"</text:span></text:p>
      <text:p text:style-name="P2"><text:soft-page-break/>                <text:span text:style-name="T11">wrapperStyle</text:span><text:span text:style-name="T12">=</text:span><text:span text:style-name="T13">{</text:span><text:span text:style-name="T12">{ </text:span><text:span text:style-name="T11">width:</text:span><text:span text:style-name="T12"> </text:span><text:span text:style-name="T16">"100%"</text:span><text:span text:style-name="T12">, </text:span><text:span text:style-name="T11">textAlign:</text:span><text:span text:style-name="T12"> </text:span><text:span text:style-name="T16">"center"</text:span><text:span text:style-name="T12"> }</text:span><text:span text:style-name="T13">}</text:span></text:p>
      <text:p text:style-name="P2">              <text:span text:style-name="T8">/&gt;</text:span></text:p>
      <text:p text:style-name="P2">            <text:span text:style-name="T8">&lt;/</text:span><text:span text:style-name="T9">PieChart</text:span><text:span text:style-name="T8">&gt;</text:span></text:p>
      <text:p text:style-name="P2">          <text:span text:style-name="T8">&lt;/</text:span><text:span text:style-name="T9">ResponsiveContainer</text:span><text:span text:style-name="T8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4:06:26.210631600</meta:creation-date>
    <dc:date>2025-08-25T14:06:31.807637500</dc:date>
    <meta:editing-duration>PT5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50" meta:word-count="190" meta:character-count="2219" meta:non-whitespace-character-count="1213"/>
  </office:meta>
</office:document-meta>
</file>